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0"/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 style:data-style-name="N120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4417in" svg:height="3.7181in" svg:x="0.1626in" svg:y="2.0811in">
            <draw:object draw:notify-on-update-of-ranges="Sheet1.A3:Sheet1.A11 Sheet1.B3:Sheet1.B11 Sheet1.A3:Sheet1.A11 Sheet1.C3:Sheet1.C11 Sheet1.A3:Sheet1.A11 Sheet1.D3:Sheet1.D11 Sheet1.A3:Sheet1.A11 Sheet1.E3:Sheet1.E11 Sheet1.A3:Sheet1.A11 Sheet1.F3:Sheet1.F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6.2551in" svg:y="3.9638in">
            <draw:object draw:notify-on-update-of-ranges="Sheet1.H2:Sheet1.H2 Sheet1.H3:Sheet1.H20 Sheet1.I3:Sheet1.I20 Sheet1.H2:Sheet1.H2 Sheet1.H3:Sheet1.H20 Sheet1.J3:Sheet1.J20 Sheet1.H2:Sheet1.H2 Sheet1.H3:Sheet1.H20 Sheet1.K3:Sheet1.K20 Sheet1.H2:Sheet1.H2 Sheet1.H3:Sheet1.H20 Sheet1.L3:Sheet1.L20 Sheet1.H2:Sheet1.H2 Sheet1.H3:Sheet1.H20 Sheet1.M3:Sheet1.M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5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Parallel (threads 40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7"/>
          <table:table-cell office:value-type="string" calcext:value-type="string">
            <text:p>Parallel compare of merge and radix with 16 bits interpreted as one digit</text:p>
          </table:table-cell>
          <table:table-cell/>
          <table:table-cell table:style-name="ce14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0.000337" calcext:value-type="float">
            <text:p>0.000337</text:p>
          </table:table-cell>
          <table:table-cell table:style-name="Default" office:value-type="float" office:value="0.000173" calcext:value-type="float">
            <text:p>0.000173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0621" calcext:value-type="float">
            <text:p>0.000621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office:value-type="float" office:value="0.870831" calcext:value-type="float">
            <text:p>0.870831</text:p>
          </table:table-cell>
          <table:table-cell office:value-type="float" office:value="0.450867" calcext:value-type="float">
            <text:p>0.450867</text:p>
          </table:table-cell>
          <table:table-cell office:value-type="float" office:value="0.225458" calcext:value-type="float">
            <text:p>0.225458</text:p>
          </table:table-cell>
          <table:table-cell office:value-type="float" office:value="0.117838" calcext:value-type="float">
            <text:p>0.117838</text:p>
          </table:table-cell>
          <table:table-cell office:value-type="float" office:value="0.084767" calcext:value-type="float">
            <text:p>0.084767</text:p>
          </table:table-cell>
          <table:table-cell/>
          <table:table-cell table:style-name="ce8" office:value-type="string" calcext:value-type="string">
            <text:p>n</text:p>
          </table:table-cell>
          <table:table-cell table:style-name="ce11" office:value-type="string" calcext:value-type="string">
            <text:p>Merge</text:p>
          </table:table-cell>
          <table:table-cell table:style-name="ce11" office:value-type="string" calcext:value-type="string">
            <text:p><text:s/>Radix 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office:value-type="float" office:value="0.003602" calcext:value-type="float">
            <text:p>0.003602</text:p>
          </table:table-cell>
          <table:table-cell table:style-name="Default" office:value-type="float" office:value="0.001831" calcext:value-type="float">
            <text:p>0.001831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01055" calcext:value-type="float">
            <text:p>0.001055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Default" office:value-type="float" office:value="0.872527" calcext:value-type="float">
            <text:p>0.872527</text:p>
          </table:table-cell>
          <table:table-cell office:value-type="float" office:value="0.445712" calcext:value-type="float">
            <text:p>0.445712</text:p>
          </table:table-cell>
          <table:table-cell office:value-type="float" office:value="0.228883" calcext:value-type="float">
            <text:p>0.228883</text:p>
          </table:table-cell>
          <table:table-cell office:value-type="float" office:value="0.115556" calcext:value-type="float">
            <text:p>0.115556</text:p>
          </table:table-cell>
          <table:table-cell office:value-type="float" office:value="0.083572" calcext:value-type="float">
            <text:p>0.083572</text:p>
          </table:table-cell>
          <table:table-cell/>
          <table:table-cell table:style-name="ce9" office:value-type="float" office:value="100000000" calcext:value-type="float">
            <text:p>100000000</text:p>
          </table:table-cell>
          <table:table-cell table:style-name="ce12" office:value-type="float" office:value="4.915968" calcext:value-type="float">
            <text:p>4.915968</text:p>
          </table:table-cell>
          <table:table-cell table:style-name="ce15" office:value-type="float" office:value="0.765357" calcext:value-type="float">
            <text:p>0.765357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0.036881" calcext:value-type="float">
            <text:p>0.036881</text:p>
          </table:table-cell>
          <table:table-cell table:style-name="Default" office:value-type="float" office:value="0.018548" calcext:value-type="float">
            <text:p>0.018548</text:p>
          </table:table-cell>
          <table:table-cell office:value-type="float" office:value="0.009487" calcext:value-type="float">
            <text:p>0.009487</text:p>
          </table:table-cell>
          <table:table-cell office:value-type="float" office:value="0.005117" calcext:value-type="float">
            <text:p>0.005117</text:p>
          </table:table-cell>
          <table:table-cell office:value-type="float" office:value="0.008301" calcext:value-type="float">
            <text:p>0.008301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Default" office:value-type="float" office:value="0.890267" calcext:value-type="float">
            <text:p>0.890267</text:p>
          </table:table-cell>
          <table:table-cell office:value-type="float" office:value="0.448446" calcext:value-type="float">
            <text:p>0.448446</text:p>
          </table:table-cell>
          <table:table-cell office:value-type="float" office:value="0.225631" calcext:value-type="float">
            <text:p>0.225631</text:p>
          </table:table-cell>
          <table:table-cell office:value-type="float" office:value="0.115942" calcext:value-type="float">
            <text:p>0.115942</text:p>
          </table:table-cell>
          <table:table-cell office:value-type="float" office:value="0.081172" calcext:value-type="float">
            <text:p>0.081172</text:p>
          </table:table-cell>
          <table:table-cell/>
          <table:table-cell table:style-name="ce9" office:value-type="float" office:value="200000000" calcext:value-type="float">
            <text:p>200000000</text:p>
          </table:table-cell>
          <table:table-cell table:style-name="ce12" office:value-type="float" office:value="9.013584" calcext:value-type="float">
            <text:p>9.013584</text:p>
          </table:table-cell>
          <table:table-cell table:style-name="ce15" office:value-type="float" office:value="1.475074" calcext:value-type="float">
            <text:p>1.475074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Default" office:value-type="float" office:value="0.416813" calcext:value-type="float">
            <text:p>0.416813</text:p>
          </table:table-cell>
          <table:table-cell table:style-name="Default" office:value-type="float" office:value="0.209865" calcext:value-type="float">
            <text:p>0.209865</text:p>
          </table:table-cell>
          <table:table-cell office:value-type="float" office:value="0.105428" calcext:value-type="float">
            <text:p>0.105428</text:p>
          </table:table-cell>
          <table:table-cell table:style-name="ce6" office:value-type="float" office:value="0.05679" calcext:value-type="float">
            <text:p>0.056790</text:p>
          </table:table-cell>
          <table:table-cell office:value-type="float" office:value="0.091511" calcext:value-type="float">
            <text:p>0.091511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Default" office:value-type="float" office:value="0.859269" calcext:value-type="float">
            <text:p>0.859269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232012" calcext:value-type="float">
            <text:p>0.232012</text:p>
          </table:table-cell>
          <table:table-cell office:value-type="float" office:value="0.119172" calcext:value-type="float">
            <text:p>0.119172</text:p>
          </table:table-cell>
          <table:table-cell office:value-type="float" office:value="0.085462" calcext:value-type="float">
            <text:p>0.085462</text:p>
          </table:table-cell>
          <table:table-cell/>
          <table:table-cell table:style-name="ce9" office:value-type="float" office:value="300000000" calcext:value-type="float">
            <text:p>300000000</text:p>
          </table:table-cell>
          <table:table-cell table:style-name="ce13" office:value-type="float" office:value="14.49255" calcext:value-type="float">
            <text:p>14.492550</text:p>
          </table:table-cell>
          <table:table-cell table:style-name="ce12" office:value-type="float" office:value="2.273581" calcext:value-type="float">
            <text:p>2.273581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style-name="Default" office:value-type="float" office:value="2.648258" calcext:value-type="float">
            <text:p>2.648258</text:p>
          </table:table-cell>
          <table:table-cell table:style-name="Default" office:value-type="float" office:value="1.549873" calcext:value-type="float">
            <text:p>1.549873</text:p>
          </table:table-cell>
          <table:table-cell office:value-type="float" office:value="0.780986" calcext:value-type="float">
            <text:p>0.780986</text:p>
          </table:table-cell>
          <table:table-cell office:value-type="float" office:value="0.833718" calcext:value-type="float">
            <text:p>0.833718</text:p>
          </table:table-cell>
          <table:table-cell office:value-type="float" office:value="0.975879" calcext:value-type="float">
            <text:p>0.975879</text:p>
          </table:table-cell>
          <table:table-cell/>
          <table:table-cell office:value-type="float" office:value="10000000" calcext:value-type="float">
            <text:p>10000000</text:p>
          </table:table-cell>
          <table:table-cell table:style-name="Default" office:value-type="float" office:value="0.985897" calcext:value-type="float">
            <text:p>0.985897</text:p>
          </table:table-cell>
          <table:table-cell office:value-type="float" office:value="0.705004" calcext:value-type="float">
            <text:p>0.705004</text:p>
          </table:table-cell>
          <table:table-cell table:style-name="ce6" office:value-type="float" office:value="0.31246" calcext:value-type="float">
            <text:p>0.312460</text:p>
          </table:table-cell>
          <table:table-cell office:value-type="float" office:value="0.159013" calcext:value-type="float">
            <text:p>0.159013</text:p>
          </table:table-cell>
          <table:table-cell office:value-type="float" office:value="0.120125" calcext:value-type="float">
            <text:p>0.120125</text:p>
          </table:table-cell>
          <table:table-cell/>
          <table:table-cell table:style-name="ce9" office:value-type="float" office:value="400000000" calcext:value-type="float">
            <text:p>400000000</text:p>
          </table:table-cell>
          <table:table-cell table:style-name="ce12" office:value-type="float" office:value="17.638451" calcext:value-type="float">
            <text:p>17.638451</text:p>
          </table:table-cell>
          <table:table-cell table:style-name="ce12" office:value-type="float" office:value="3.007567" calcext:value-type="float">
            <text:p>3.007567</text:p>
          </table:table-cell>
          <table:table-cell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style-name="Default" office:value-type="float" office:value="25.307088" calcext:value-type="float">
            <text:p>25.307088</text:p>
          </table:table-cell>
          <table:table-cell table:style-name="Default" office:value-type="float" office:value="12.639077" calcext:value-type="float">
            <text:p>12.639077</text:p>
          </table:table-cell>
          <table:table-cell office:value-type="float" office:value="6.885782" calcext:value-type="float">
            <text:p>6.885782</text:p>
          </table:table-cell>
          <table:table-cell office:value-type="float" office:value="7.785478" calcext:value-type="float">
            <text:p>7.785478</text:p>
          </table:table-cell>
          <table:table-cell office:value-type="float" office:value="7.787112" calcext:value-type="float">
            <text:p>7.787112</text:p>
          </table:table-cell>
          <table:table-cell/>
          <table:table-cell office:value-type="float" office:value="100000000" calcext:value-type="float">
            <text:p>100000000</text:p>
          </table:table-cell>
          <table:table-cell table:style-name="Default" office:value-type="float" office:value="10.802773" calcext:value-type="float">
            <text:p>10.802773</text:p>
          </table:table-cell>
          <table:table-cell office:value-type="float" office:value="5.996789" calcext:value-type="float">
            <text:p>5.996789</text:p>
          </table:table-cell>
          <table:table-cell office:value-type="float" office:value="1.967471" calcext:value-type="float">
            <text:p>1.967471</text:p>
          </table:table-cell>
          <table:table-cell office:value-type="float" office:value="0.832247" calcext:value-type="float">
            <text:p>0.832247</text:p>
          </table:table-cell>
          <table:table-cell office:value-type="float" office:value="0.765357" calcext:value-type="float">
            <text:p>0.765357</text:p>
          </table:table-cell>
          <table:table-cell/>
          <table:table-cell table:style-name="ce9" office:value-type="float" office:value="500000000" calcext:value-type="float">
            <text:p>500000000</text:p>
          </table:table-cell>
          <table:table-cell table:style-name="ce12" office:value-type="float" office:value="21.341792" calcext:value-type="float">
            <text:p>21.341792</text:p>
          </table:table-cell>
          <table:table-cell table:style-name="ce12" office:value-type="float" office:value="3.893426" calcext:value-type="float">
            <text:p>3.893426</text:p>
          </table:table-cell>
          <table:table-cell/>
        </table:table-row>
        <table:table-row table:style-name="ro1">
          <table:table-cell table:style-name="ce3" office:value-type="float" office:value="150000000" calcext:value-type="float">
            <text:p>150000000</text:p>
          </table:table-cell>
          <table:table-cell table:number-columns-repeated="2"/>
          <table:table-cell office:value-type="float" office:value="10.265871" calcext:value-type="float">
            <text:p>10.265871</text:p>
          </table:table-cell>
          <table:table-cell office:value-type="float" office:value="11.556057" calcext:value-type="float">
            <text:p>11.556057</text:p>
          </table:table-cell>
          <table:table-cell office:value-type="float" office:value="11.732726" calcext:value-type="float">
            <text:p>11.732726</text:p>
          </table:table-cell>
          <table:table-cell/>
          <table:table-cell table:style-name="ce3" office:value-type="float" office:value="150000000" calcext:value-type="float">
            <text:p>150000000</text:p>
          </table:table-cell>
          <table:table-cell/>
          <table:table-cell office:value-type="float" office:value="9.068662" calcext:value-type="float">
            <text:p>9.068662</text:p>
          </table:table-cell>
          <table:table-cell office:value-type="float" office:value="3.171984" calcext:value-type="float">
            <text:p>3.171984</text:p>
          </table:table-cell>
          <table:table-cell office:value-type="float" office:value="1.264037" calcext:value-type="float">
            <text:p>1.264037</text:p>
          </table:table-cell>
          <table:table-cell office:value-type="float" office:value="1.125301" calcext:value-type="float">
            <text:p>1.1253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office:value-type="float" office:value="200000000" calcext:value-type="float">
            <text:p>200000000</text:p>
          </table:table-cell>
          <table:table-cell/>
          <table:table-cell office:value-type="float" office:value="12.181648" calcext:value-type="float">
            <text:p>12.181648</text:p>
          </table:table-cell>
          <table:table-cell office:value-type="float" office:value="3.953206" calcext:value-type="float">
            <text:p>3.953206</text:p>
          </table:table-cell>
          <table:table-cell office:value-type="float" office:value="1.685068" calcext:value-type="float">
            <text:p>1.685068</text:p>
          </table:table-cell>
          <table:table-cell office:value-type="float" office:value="1.475074" calcext:value-type="float">
            <text:p>1.475074</text:p>
          </table:table-cell>
          <table:table-cell/>
          <table:table-cell office:value-type="string" calcext:value-type="string">
            <text:p>Compare Radix-sort sequential and Radix-sort parallel (on 16 bit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office:value-type="float" office:value="250000000" calcext:value-type="float">
            <text:p>250000000</text:p>
          </table:table-cell>
          <table:table-cell/>
          <table:table-cell table:style-name="ce5"/>
          <table:table-cell office:value-type="float" office:value="4.905119" calcext:value-type="float">
            <text:p>4.905119</text:p>
          </table:table-cell>
          <table:table-cell office:value-type="float" office:value="2.147791" calcext:value-type="float">
            <text:p>2.147791</text:p>
          </table:table-cell>
          <table:table-cell office:value-type="float" office:value="1.820741" calcext:value-type="float">
            <text:p>1.82074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office:value-type="float" office:value="500000000" calcext:value-type="float">
            <text:p>500000000</text:p>
          </table:table-cell>
          <table:table-cell/>
          <table:table-cell table:style-name="ce5"/>
          <table:table-cell office:value-type="float" office:value="9.523975" calcext:value-type="float">
            <text:p>9.523975</text:p>
          </table:table-cell>
          <table:table-cell office:value-type="float" office:value="4.261344" calcext:value-type="float">
            <text:p>4.261344</text:p>
          </table:table-cell>
          <table:table-cell office:value-type="float" office:value="3.593965" calcext:value-type="float">
            <text:p>3.593965</text:p>
          </table:table-cell>
          <table:table-cell/>
          <table:table-cell table:style-name="ce8" office:value-type="string" calcext:value-type="string">
            <text:p>n</text:p>
          </table:table-cell>
          <table:table-cell table:style-name="ce11" office:value-type="string" calcext:value-type="string">
            <text:p>Radix-seq</text:p>
          </table:table-cell>
          <table:table-cell table:style-name="ce11" office:value-type="string" calcext:value-type="string">
            <text:p><text:s/>Radix-parallel</text:p>
          </table:table-cell>
          <table:table-cell table:style-name="ce4" office:value-type="string" calcext:value-type="string">
            <text:p>Speedup</text:p>
          </table:table-cell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office:value-type="float" office:value="750000000" calcext:value-type="float">
            <text:p>750000000</text:p>
          </table:table-cell>
          <table:table-cell/>
          <table:table-cell table:style-name="ce5"/>
          <table:table-cell office:value-type="float" office:value="14.643703" calcext:value-type="float">
            <text:p>14.643703</text:p>
          </table:table-cell>
          <table:table-cell office:value-type="float" office:value="6.395768" calcext:value-type="float">
            <text:p>6.395768</text:p>
          </table:table-cell>
          <table:table-cell office:value-type="float" office:value="5.195709" calcext:value-type="float">
            <text:p>5.195709</text:p>
          </table:table-cell>
          <table:table-cell/>
          <table:table-cell table:style-name="ce10" office:value-type="float" office:value="100000" calcext:value-type="float">
            <text:p>100000</text:p>
          </table:table-cell>
          <table:table-cell office:value-type="float" office:value="0.008301" calcext:value-type="float">
            <text:p>0.008301</text:p>
          </table:table-cell>
          <table:table-cell office:value-type="float" office:value="0.081172" calcext:value-type="float">
            <text:p>0.081172</text:p>
          </table:table-cell>
          <table:table-cell table:style-name="ce16" table:formula="of:=[.P15]/[.Q15]" office:value-type="float" office:value="0.10226432760065" calcext:value-type="float">
            <text:p>0.102264328</text:p>
          </table:table-cell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office:value-type="float" office:value="1000000000" calcext:value-type="float">
            <text:p>1000000000</text:p>
          </table:table-cell>
          <table:table-cell/>
          <table:table-cell table:style-name="ce5" table:number-columns-repeated="2"/>
          <table:table-cell office:value-type="float" office:value="8.577041" calcext:value-type="float">
            <text:p>8.577041</text:p>
          </table:table-cell>
          <table:table-cell office:value-type="float" office:value="6.759318" calcext:value-type="float">
            <text:p>6.759318</text:p>
          </table:table-cell>
          <table:table-cell/>
          <table:table-cell table:style-name="ce10" office:value-type="float" office:value="1000000" calcext:value-type="float">
            <text:p>1000000</text:p>
          </table:table-cell>
          <table:table-cell office:value-type="float" office:value="0.091511" calcext:value-type="float">
            <text:p>0.091511</text:p>
          </table:table-cell>
          <table:table-cell office:value-type="float" office:value="0.085462" calcext:value-type="float">
            <text:p>0.085462</text:p>
          </table:table-cell>
          <table:table-cell table:formula="of:=[.P16]/[.Q16]" office:value-type="float" office:value="1.0707799957876" calcext:value-type="float">
            <text:p>1.0707799958</text:p>
          </table:table-cell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office:value-type="float" office:value="1250000000" calcext:value-type="float">
            <text:p>1250000000</text:p>
          </table:table-cell>
          <table:table-cell/>
          <table:table-cell table:style-name="ce5" table:number-columns-repeated="2"/>
          <table:table-cell office:value-type="float" office:value="10.577812" calcext:value-type="float">
            <text:p>10.577812</text:p>
          </table:table-cell>
          <table:table-cell office:value-type="float" office:value="8.546984" calcext:value-type="float">
            <text:p>8.546984</text:p>
          </table:table-cell>
          <table:table-cell/>
          <table:table-cell table:style-name="ce10" office:value-type="float" office:value="10000000" calcext:value-type="float">
            <text:p>10000000</text:p>
          </table:table-cell>
          <table:table-cell office:value-type="float" office:value="0.975879" calcext:value-type="float">
            <text:p>0.975879</text:p>
          </table:table-cell>
          <table:table-cell office:value-type="float" office:value="0.120125" calcext:value-type="float">
            <text:p>0.120125</text:p>
          </table:table-cell>
          <table:table-cell table:formula="of:=[.P17]/[.Q17]" office:value-type="float" office:value="8.12386264308013" calcext:value-type="float">
            <text:p>8.1238626431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5" table:number-columns-repeated="3"/>
          <table:table-cell/>
          <table:table-cell table:style-name="ce3" office:value-type="float" office:value="1500000000" calcext:value-type="float">
            <text:p>1500000000</text:p>
          </table:table-cell>
          <table:table-cell/>
          <table:table-cell table:style-name="ce5" table:number-columns-repeated="2"/>
          <table:table-cell office:value-type="float" office:value="9.573353" calcext:value-type="float">
            <text:p>9.573353</text:p>
          </table:table-cell>
          <table:table-cell office:value-type="float" office:value="10.156055" calcext:value-type="float">
            <text:p>10.156055</text:p>
          </table:table-cell>
          <table:table-cell/>
          <table:table-cell table:style-name="ce10" office:value-type="float" office:value="100000000" calcext:value-type="float">
            <text:p>100000000</text:p>
          </table:table-cell>
          <table:table-cell office:value-type="float" office:value="7.787112" calcext:value-type="float">
            <text:p>7.787112</text:p>
          </table:table-cell>
          <table:table-cell office:value-type="float" office:value="0.765357" calcext:value-type="float">
            <text:p>0.765357</text:p>
          </table:table-cell>
          <table:table-cell table:formula="of:=[.P18]/[.Q18]" office:value-type="float" office:value="10.1744832803515" calcext:value-type="float">
            <text:p>10.1744832804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5" table:number-columns-repeated="3"/>
          <table:table-cell/>
          <table:table-cell table:style-name="ce3" office:value-type="float" office:value="1750000000" calcext:value-type="float">
            <text:p>1750000000</text:p>
          </table:table-cell>
          <table:table-cell/>
          <table:table-cell table:style-name="ce5" table:number-columns-repeated="2"/>
          <table:table-cell office:value-type="float" office:value="9.656471" calcext:value-type="float">
            <text:p>9.656471</text:p>
          </table:table-cell>
          <table:table-cell office:value-type="float" office:value="11.692796" calcext:value-type="float">
            <text:p>11.692796</text:p>
          </table:table-cell>
          <table:table-cell/>
          <table:table-cell table:style-name="ce10" office:value-type="float" office:value="150000000" calcext:value-type="float">
            <text:p>150000000</text:p>
          </table:table-cell>
          <table:table-cell office:value-type="float" office:value="11.732726" calcext:value-type="float">
            <text:p>11.732726</text:p>
          </table:table-cell>
          <table:table-cell office:value-type="float" office:value="1.125301" calcext:value-type="float">
            <text:p>1.125301</text:p>
          </table:table-cell>
          <table:table-cell table:formula="of:=[.P19]/[.Q19]" office:value-type="float" office:value="10.4263001632452" calcext:value-type="float">
            <text:p>10.4263001632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5" table:number-columns-repeated="3"/>
          <table:table-cell/>
          <table:table-cell table:style-name="ce3" office:value-type="float" office:value="2000000000" calcext:value-type="float">
            <text:p>2000000000</text:p>
          </table:table-cell>
          <table:table-cell/>
          <table:table-cell table:style-name="ce5" table:number-columns-repeated="2"/>
          <table:table-cell office:value-type="float" office:value="16.867722" calcext:value-type="float">
            <text:p>16.867722</text:p>
          </table:table-cell>
          <table:table-cell office:value-type="float" office:value="14.295108" calcext:value-type="float">
            <text:p>14.2951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16:33:27.490331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Storbukås</meta:initial-creator>
    <meta:creation-date>2015-03-06T04:58:44.484321661</meta:creation-date>
    <dc:date>2015-03-06T17:39:16.678591558</dc:date>
    <dc:creator>Lars Storbukås</dc:creator>
    <meta:editing-duration>PT2H16M37S</meta:editing-duration>
    <meta:editing-cycles>12</meta:editing-cycles>
    <meta:generator>LibreOffice/4.2.7.2$Linux_X86_64 LibreOffice_project/420m0$Build-2</meta:generator>
    <meta:document-statistic meta:table-count="1" meta:cell-count="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23cm" svg:height="9.445cm" xlink:href=".." xlink:type="simple" chart:class="chart:scatter" chart:style-name="ch1">
        <chart:legend chart:legend-position="end" svg:x="11.553cm" svg:y="3.427cm" style:legend-expansion="high" chart:style-name="ch2"/>
        <chart:plot-area chart:style-name="ch3" table:cell-range-address="Sheet1.A3:Sheet1.F11" chart:data-source-has-labels="row" svg:x="0.276cm" svg:y="0.188cm" svg:width="11.001cm" svg:height="9.069cm">
          <chartooo:coordinate-region svg:x="0.897cm" svg:y="0.387cm" svg:width="9.545cm" svg:height="8.2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1" chart:label-cell-address="1bit" chart:class="chart:scatter">
            <chart:domain table:cell-range-address="Sheet1.A3:Sheet1.A11"/>
            <chart:data-point chart:repeated="9"/>
          </chart:series>
          <chart:series chart:style-name="ch7" chart:values-cell-range-address="Sheet1.C3:Sheet1.C11" chart:label-cell-address="2bits" chart:class="chart:scatter">
            <chart:data-point chart:repeated="9"/>
          </chart:series>
          <chart:series chart:style-name="ch8" chart:values-cell-range-address="Sheet1.D3:Sheet1.D11" chart:label-cell-address="4bits" chart:class="chart:scatter">
            <chart:data-point chart:repeated="9"/>
          </chart:series>
          <chart:series chart:style-name="ch9" chart:values-cell-range-address="Sheet1.E3:Sheet1.E11" chart:label-cell-address="8bits" chart:class="chart:scatter">
            <chart:data-point chart:repeated="9"/>
          </chart:series>
          <chart:series chart:style-name="ch10" chart:values-cell-range-address="Sheet1.F3:Sheet1.F11" chart:label-cell-address="16bits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bit</text:p>
              </table:table-cell>
              <table:table-cell office:value-type="string">
                <text:p>2bits</text:p>
              </table:table-cell>
              <table:table-cell office:value-type="string">
                <text:p>4bits</text:p>
              </table:table-cell>
              <table:table-cell office:value-type="string">
                <text:p>8bits</text:p>
              </table:table-cell>
              <table:table-cell office:value-type="string">
                <text:p>16bi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3:Sheet1.A11</svg:desc>
                </draw:g>
              </table:table-cell>
              <table:table-cell office:value-type="float" office:value="1">
                <text:p>1</text:p>
                <draw:g>
                  <svg:desc>Sheet1.B3:Sheet1.B11</svg:desc>
                </draw:g>
              </table:table-cell>
              <table:table-cell office:value-type="float" office:value="2">
                <text:p>2</text:p>
                <draw:g>
                  <svg:desc>Sheet1.C3:Sheet1.C11</svg:desc>
                </draw:g>
              </table:table-cell>
              <table:table-cell office:value-type="float" office:value="4">
                <text:p>4</text:p>
                <draw:g>
                  <svg:desc>Sheet1.D3:Sheet1.D11</svg:desc>
                </draw:g>
              </table:table-cell>
              <table:table-cell office:value-type="float" office:value="8">
                <text:p>8</text:p>
                <draw:g>
                  <svg:desc>Sheet1.E3:Sheet1.E11</svg:desc>
                </draw:g>
              </table:table-cell>
              <table:table-cell office:value-type="float" office:value="16">
                <text:p>16</text:p>
                <draw:g>
                  <svg:desc>Sheet1.F3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173">
                <text:p>0.000173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1831">
                <text:p>0.001831</text:p>
              </table:table-cell>
              <table:table-cell office:value-type="float" office:value="0.000934">
                <text:p>0.000934</text:p>
              </table:table-cell>
              <table:table-cell office:value-type="float" office:value="0.000487">
                <text:p>0.000487</text:p>
              </table:table-cell>
              <table:table-cell office:value-type="float" office:value="0.001055">
                <text:p>0.001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36881">
                <text:p>0.036881</text:p>
              </table:table-cell>
              <table:table-cell office:value-type="float" office:value="0.018548">
                <text:p>0.018548</text:p>
              </table:table-cell>
              <table:table-cell office:value-type="float" office:value="0.009487">
                <text:p>0.009487</text:p>
              </table:table-cell>
              <table:table-cell office:value-type="float" office:value="0.005117">
                <text:p>0.005117</text:p>
              </table:table-cell>
              <table:table-cell office:value-type="float" office:value="0.008301">
                <text:p>0.008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416813">
                <text:p>0.416813</text:p>
              </table:table-cell>
              <table:table-cell office:value-type="float" office:value="0.209865">
                <text:p>0.209865</text:p>
              </table:table-cell>
              <table:table-cell office:value-type="float" office:value="0.105428">
                <text:p>0.105428</text:p>
              </table:table-cell>
              <table:table-cell office:value-type="float" office:value="0.05679">
                <text:p>0.05679</text:p>
              </table:table-cell>
              <table:table-cell office:value-type="float" office:value="0.091511">
                <text:p>0.091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2.648258">
                <text:p>2.648258</text:p>
              </table:table-cell>
              <table:table-cell office:value-type="float" office:value="1.549873">
                <text:p>1.549873</text:p>
              </table:table-cell>
              <table:table-cell office:value-type="float" office:value="0.780986">
                <text:p>0.780986</text:p>
              </table:table-cell>
              <table:table-cell office:value-type="float" office:value="0.833718">
                <text:p>0.833718</text:p>
              </table:table-cell>
              <table:table-cell office:value-type="float" office:value="0.975879">
                <text:p>0.975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">
                <text:p>100000000</text:p>
              </table:table-cell>
              <table:table-cell office:value-type="float" office:value="25.307088">
                <text:p>25.307088</text:p>
              </table:table-cell>
              <table:table-cell office:value-type="float" office:value="12.639077">
                <text:p>12.639077</text:p>
              </table:table-cell>
              <table:table-cell office:value-type="float" office:value="6.885782">
                <text:p>6.885782</text:p>
              </table:table-cell>
              <table:table-cell office:value-type="float" office:value="7.785478">
                <text:p>7.785478</text:p>
              </table:table-cell>
              <table:table-cell office:value-type="float" office:value="7.787112">
                <text:p>7.787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0000">
                <text:p>15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65871">
                <text:p>10.265871</text:p>
              </table:table-cell>
              <table:table-cell office:value-type="float" office:value="11.556057">
                <text:p>11.556057</text:p>
              </table:table-cell>
              <table:table-cell office:value-type="float" office:value="11.732726">
                <text:p>11.7327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28cm" svg:y="3.207cm" style:legend-expansion="high" chart:style-name="ch2"/>
        <chart:plot-area chart:style-name="ch3" table:cell-range-address="Sheet1.H2:Sheet1.H20 Sheet1.I3:Sheet1.M20" chart:data-source-has-labels="row" svg:x="0.319cm" svg:y="0.18cm" svg:width="13.09cm" svg:height="8.645cm">
          <chartooo:coordinate-region svg:x="0.94cm" svg:y="0.379cm" svg:width="11.54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20" chart:label-cell-address="1bit" chart:class="chart:scatter">
            <chart:domain table:cell-range-address="Sheet1.H3:Sheet1.H20"/>
            <chart:data-point chart:repeated="18"/>
          </chart:series>
          <chart:series chart:style-name="ch7" chart:values-cell-range-address="Sheet1.J3:Sheet1.J20" chart:label-cell-address="2bits" chart:class="chart:scatter">
            <chart:data-point chart:repeated="18"/>
          </chart:series>
          <chart:series chart:style-name="ch8" chart:values-cell-range-address="Sheet1.K3:Sheet1.K20" chart:label-cell-address="4bits" chart:class="chart:scatter">
            <chart:data-point chart:repeated="18"/>
          </chart:series>
          <chart:series chart:style-name="ch9" chart:values-cell-range-address="Sheet1.L3:Sheet1.L20" chart:label-cell-address="8bits" chart:class="chart:scatter">
            <chart:data-point chart:repeated="18"/>
          </chart:series>
          <chart:series chart:style-name="ch10" chart:values-cell-range-address="Sheet1.M3:Sheet1.M20" chart:label-cell-address="16bits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1bit</text:p>
              </table:table-cell>
              <table:table-cell office:value-type="string">
                <text:p>2bits</text:p>
              </table:table-cell>
              <table:table-cell office:value-type="string">
                <text:p>4bits</text:p>
              </table:table-cell>
              <table:table-cell office:value-type="string">
                <text:p>8bits</text:p>
              </table:table-cell>
              <table:table-cell office:value-type="string">
                <text:p>16bi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:Sheet1.H20</svg:desc>
                </draw:g>
              </table:table-cell>
              <table:table-cell office:value-type="float" office:value="1">
                <text:p>1</text:p>
                <draw:g>
                  <svg:desc>Sheet1.I3:Sheet1.I20</svg:desc>
                </draw:g>
              </table:table-cell>
              <table:table-cell office:value-type="float" office:value="2">
                <text:p>2</text:p>
                <draw:g>
                  <svg:desc>Sheet1.J3:Sheet1.J20</svg:desc>
                </draw:g>
              </table:table-cell>
              <table:table-cell office:value-type="float" office:value="4">
                <text:p>4</text:p>
                <draw:g>
                  <svg:desc>Sheet1.K3:Sheet1.K20</svg:desc>
                </draw:g>
              </table:table-cell>
              <table:table-cell office:value-type="float" office:value="8">
                <text:p>8</text:p>
                <draw:g>
                  <svg:desc>Sheet1.L3:Sheet1.L20</svg:desc>
                </draw:g>
              </table:table-cell>
              <table:table-cell office:value-type="float" office:value="16">
                <text:p>16</text:p>
                <draw:g>
                  <svg:desc>Sheet1.M3:Sheet1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870831">
                <text:p>0.870831</text:p>
              </table:table-cell>
              <table:table-cell office:value-type="float" office:value="0.450867">
                <text:p>0.450867</text:p>
              </table:table-cell>
              <table:table-cell office:value-type="float" office:value="0.225458">
                <text:p>0.225458</text:p>
              </table:table-cell>
              <table:table-cell office:value-type="float" office:value="0.117838">
                <text:p>0.117838</text:p>
              </table:table-cell>
              <table:table-cell office:value-type="float" office:value="0.084767">
                <text:p>0.084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872527">
                <text:p>0.872527</text:p>
              </table:table-cell>
              <table:table-cell office:value-type="float" office:value="0.445712">
                <text:p>0.445712</text:p>
              </table:table-cell>
              <table:table-cell office:value-type="float" office:value="0.228883">
                <text:p>0.228883</text:p>
              </table:table-cell>
              <table:table-cell office:value-type="float" office:value="0.115556">
                <text:p>0.115556</text:p>
              </table:table-cell>
              <table:table-cell office:value-type="float" office:value="0.083572">
                <text:p>0.083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890267">
                <text:p>0.890267</text:p>
              </table:table-cell>
              <table:table-cell office:value-type="float" office:value="0.448446">
                <text:p>0.448446</text:p>
              </table:table-cell>
              <table:table-cell office:value-type="float" office:value="0.225631">
                <text:p>0.225631</text:p>
              </table:table-cell>
              <table:table-cell office:value-type="float" office:value="0.115942">
                <text:p>0.115942</text:p>
              </table:table-cell>
              <table:table-cell office:value-type="float" office:value="0.081172">
                <text:p>0.081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859269">
                <text:p>0.859269</text:p>
              </table:table-cell>
              <table:table-cell office:value-type="float" office:value="0.465116">
                <text:p>0.465116</text:p>
              </table:table-cell>
              <table:table-cell office:value-type="float" office:value="0.232012">
                <text:p>0.232012</text:p>
              </table:table-cell>
              <table:table-cell office:value-type="float" office:value="0.119172">
                <text:p>0.119172</text:p>
              </table:table-cell>
              <table:table-cell office:value-type="float" office:value="0.085462">
                <text:p>0.085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0.985897">
                <text:p>0.985897</text:p>
              </table:table-cell>
              <table:table-cell office:value-type="float" office:value="0.705004">
                <text:p>0.705004</text:p>
              </table:table-cell>
              <table:table-cell office:value-type="float" office:value="0.31246">
                <text:p>0.31246</text:p>
              </table:table-cell>
              <table:table-cell office:value-type="float" office:value="0.159013">
                <text:p>0.159013</text:p>
              </table:table-cell>
              <table:table-cell office:value-type="float" office:value="0.120125">
                <text:p>0.120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">
                <text:p>100000000</text:p>
              </table:table-cell>
              <table:table-cell office:value-type="float" office:value="10.802773">
                <text:p>10.802773</text:p>
              </table:table-cell>
              <table:table-cell office:value-type="float" office:value="5.996789">
                <text:p>5.996789</text:p>
              </table:table-cell>
              <table:table-cell office:value-type="float" office:value="1.967471">
                <text:p>1.967471</text:p>
              </table:table-cell>
              <table:table-cell office:value-type="float" office:value="0.832247">
                <text:p>0.832247</text:p>
              </table:table-cell>
              <table:table-cell office:value-type="float" office:value="0.765357">
                <text:p>0.765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0000">
                <text:p>150000000</text:p>
              </table:table-cell>
              <table:table-cell office:value-type="float" office:value="NaN">
                <text:p>NaN</text:p>
              </table:table-cell>
              <table:table-cell office:value-type="float" office:value="9.068662">
                <text:p>9.068662</text:p>
              </table:table-cell>
              <table:table-cell office:value-type="float" office:value="3.171984">
                <text:p>3.171984</text:p>
              </table:table-cell>
              <table:table-cell office:value-type="float" office:value="1.264037">
                <text:p>1.264037</text:p>
              </table:table-cell>
              <table:table-cell office:value-type="float" office:value="1.125301">
                <text:p>1.125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000">
                <text:p>200000000</text:p>
              </table:table-cell>
              <table:table-cell office:value-type="float" office:value="NaN">
                <text:p>NaN</text:p>
              </table:table-cell>
              <table:table-cell office:value-type="float" office:value="12.181648">
                <text:p>12.181648</text:p>
              </table:table-cell>
              <table:table-cell office:value-type="float" office:value="3.953206">
                <text:p>3.953206</text:p>
              </table:table-cell>
              <table:table-cell office:value-type="float" office:value="1.685068">
                <text:p>1.685068</text:p>
              </table:table-cell>
              <table:table-cell office:value-type="float" office:value="1.475074">
                <text:p>1.475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05119">
                <text:p>4.905119</text:p>
              </table:table-cell>
              <table:table-cell office:value-type="float" office:value="2.147791">
                <text:p>2.147791</text:p>
              </table:table-cell>
              <table:table-cell office:value-type="float" office:value="1.820741">
                <text:p>1.82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3975">
                <text:p>9.523975</text:p>
              </table:table-cell>
              <table:table-cell office:value-type="float" office:value="4.261344">
                <text:p>4.261344</text:p>
              </table:table-cell>
              <table:table-cell office:value-type="float" office:value="3.593965">
                <text:p>3.593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000000">
                <text:p>75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3703">
                <text:p>14.643703</text:p>
              </table:table-cell>
              <table:table-cell office:value-type="float" office:value="6.395768">
                <text:p>6.395768</text:p>
              </table:table-cell>
              <table:table-cell office:value-type="float" office:value="5.195709">
                <text:p>5.1957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000">
                <text:p>10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77041">
                <text:p>8.577041</text:p>
              </table:table-cell>
              <table:table-cell office:value-type="float" office:value="6.759318">
                <text:p>6.759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0000000">
                <text:p>125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77812">
                <text:p>10.577812</text:p>
              </table:table-cell>
              <table:table-cell office:value-type="float" office:value="8.546984">
                <text:p>8.546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000">
                <text:p>15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73353">
                <text:p>9.573353</text:p>
              </table:table-cell>
              <table:table-cell office:value-type="float" office:value="10.156055">
                <text:p>10.156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0000000">
                <text:p>175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56471">
                <text:p>9.656471</text:p>
              </table:table-cell>
              <table:table-cell office:value-type="float" office:value="11.692796">
                <text:p>11.692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000">
                <text:p>20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67722">
                <text:p>16.867722</text:p>
              </table:table-cell>
              <table:table-cell office:value-type="float" office:value="14.295108">
                <text:p>14.295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